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a1c" officeooo:paragraph-rsid="00018a1c"/>
    </style:style>
    <style:style style:name="P2" style:family="paragraph" style:parent-style-name="Standard">
      <style:paragraph-properties fo:text-align="center" style:justify-single-word="false"/>
      <style:text-properties officeooo:rsid="00018a1c" officeooo:paragraph-rsid="00018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WEB : WCEN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57:39.418094121</meta:creation-date>
    <dc:date>2018-04-12T10:58:31.046377089</dc:date>
    <meta:editing-duration>PT52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1.6.2$Linux_X86_64 LibreOffice_project/10m0$Build-2</meta:generator>
  </office:meta>
</office:document-meta>
</file>